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officeooo:rsid="0018fece" officeooo:paragraph-rsid="0018fece" style:font-size-asian="12.25pt" style:font-size-complex="14pt"/>
    </style:style>
    <style:style style:name="P3" style:family="paragraph" style:parent-style-name="Standard">
      <style:paragraph-properties fo:text-align="start" style:justify-single-word="false"/>
      <style:text-properties fo:font-size="14pt" officeooo:rsid="001a75bb" officeooo:paragraph-rsid="001a75bb" style:font-size-asian="12.25pt" style:font-size-complex="14pt"/>
    </style:style>
    <style:style style:name="P4" style:family="paragraph" style:parent-style-name="Standard">
      <style:paragraph-properties fo:text-align="start" style:justify-single-word="false"/>
      <style:text-properties fo:font-size="14pt" officeooo:rsid="001a87d0" officeooo:paragraph-rsid="001a87d0" style:font-size-asian="12.25pt" style:font-size-complex="14pt"/>
    </style:style>
    <style:style style:name="P5" style:family="paragraph" style:parent-style-name="Standard">
      <style:paragraph-properties fo:text-align="center" style:justify-single-word="false"/>
      <style:text-properties fo:font-size="14pt" officeooo:rsid="0018fece" style:font-size-asian="12.25pt" style:font-size-complex="14pt"/>
    </style:style>
    <style:style style:name="P6" style:family="paragraph" style:parent-style-name="Standard">
      <style:paragraph-properties fo:text-align="start" style:justify-single-word="false"/>
      <style:text-properties fo:font-size="14pt" fo:font-weight="normal" officeooo:rsid="0018fece" officeooo:paragraph-rsid="0018fec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a87d0" officeooo:paragraph-rsid="001a87d0" style:font-size-asian="12.25pt" style:font-weight-asian="normal" style:font-size-complex="14pt" style:font-weight-complex="normal"/>
    </style:style>
    <style:style style:name="P8" style:family="paragraph" style:parent-style-name="Standard">
      <style:paragraph-properties fo:text-align="start" style:justify-single-word="false" style:writing-mode="lr-tb"/>
      <style:text-properties fo:font-size="14pt" officeooo:rsid="001e65b9" officeooo:paragraph-rsid="001e65b9" style:font-size-asian="12.25pt" style:font-size-complex="14pt"/>
    </style:style>
    <style:style style:name="T1" style:family="text">
      <style:text-properties fo:font-weight="bold" style:font-weight-asian="bold" style:font-weight-complex="bold"/>
    </style:style>
    <style:style style:name="T2" style:family="text">
      <style:text-properties fo:font-weight="bold" officeooo:rsid="001a87d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87d0" style:font-weight-asian="normal" style:font-weight-complex="normal"/>
    </style:style>
    <style:style style:name="T5" style:family="text">
      <style:text-properties fo:font-weight="normal" officeooo:rsid="001bf55f" style:font-weight-asian="normal" style:font-weight-complex="normal"/>
    </style:style>
    <style:style style:name="T6" style:family="text">
      <style:text-properties fo:font-weight="normal" officeooo:rsid="001bf82f" style:font-weight-asian="normal" style:font-weight-complex="normal"/>
    </style:style>
    <style:style style:name="T7" style:family="text">
      <style:text-properties fo:font-weight="normal" officeooo:rsid="001cb3a6" style:font-weight-asian="normal" style:font-weight-complex="normal"/>
    </style:style>
    <style:style style:name="T8" style:family="text">
      <style:text-properties officeooo:rsid="001a75b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INAL PROJECT CONCEPT:</text:p>
      <text:p text:style-name="P1"/>
      <text:p text:style-name="P1"/>
      <text:p text:style-name="P5">MEDIA MIXR</text:p>
      <text:p text:style-name="P1"/>
      <text:p text:style-name="P3">People generally clasify themselves as “Gamers” or “Bookies” or “Film Buffs” but they may be looking for other media, in different forms that coincide with their interests. Why do we have to choose just one? This is where Media Mixr comes in!</text:p>
      <text:p text:style-name="P1"/>
      <text:p text:style-name="P8"><text:bookmark-start text:name="__DdeLink__424_1366080615"/><text:span text:style-name="T8">Media Mixr is a</text:span> platform for finding and recommending various forms of media based on interest. <text:span text:style-name="T8">Each person consumes media at different rates and in different forms. The goal of this app is to diversify a user’s media intake and help them discover new experiences in the genres they are already familiar with. </text:span><text:bookmark-end text:name="__DdeLink__424_1366080615"/></text:p>
      <text:p text:style-name="P2"/>
      <text:p text:style-name="P2">- User will create a profile where they will input their interests – Video games, Movies, Shows, or Books – based on <text:span text:style-name="T1">GENRE</text:span><text:span text:style-name="T3">. </text:span></text:p>
      <text:p text:style-name="P2"><text:span text:style-name="T3">- Each person will rate their interest on a scale. </text:span><text:span text:style-name="T4">The top 3 <text:s/>suggestions </text:span><text:span text:style-name="T2">MUST BE DIFFERENT </text:span><text:span text:style-name="T4"><text:s/>than their preferred media. </text:span><text:span text:style-name="T3">If Video games or books etc is the highest rated, they wll recieve the most amount of recommendations in that media form. So on with subsequent ratings. </text:span><text:span text:style-name="T4">Their preferred media will be recommended as well but not as frequently. </text:span></text:p>
      <text:p text:style-name="P6">- They will search based on genre and the app will then find for them those forms of media they requested, in the genre they requested.</text:p>
      <text:p text:style-name="P6">- They can ask for different kinds of recommendations and save their favorite recommendations on their profile.</text:p>
      <text:p text:style-name="P2"><text:span text:style-name="T3">- </text:span><text:span text:style-name="T6">They can choose if they want reccomendations based on what they know OR reccomendations based on what they dont. </text:span></text:p>
      <text:p text:style-name="P6">- Perhaps a forum as well to share with others the reccomendation they got, how accurate it was, and a review.</text:p>
      <text:p text:style-name="P6"/>
      <text:p text:style-name="P7">CODE: </text:p>
      <text:p text:style-name="P7"/>
      <text:p text:style-name="P7">- Genre will be a model and the other models of Books, TV Shows, Movies, and Video Games will all have a foreign key with Genre.</text:p>
      <text:p text:style-name="P4"><text:span text:style-name="T3">- </text:span><text:span text:style-name="T5">User profile , interests table</text:span></text:p>
      <text:p text:style-name="P4"><text:span text:style-name="T5">- </text:span><text:span text:style-name="T7">Accounts app, Reccomendations ap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0:21:40.998232306</meta:creation-date>
    <meta:editing-duration>PT3H44M13S</meta:editing-duration>
    <meta:editing-cycles>3</meta:editing-cycles>
    <meta:generator>LibreOffice/6.0.7.3$Linux_X86_64 LibreOffice_project/00m0$Build-3</meta:generator>
    <dc:date>2020-03-24T14:16:02.529825038</dc:date>
    <meta:document-statistic meta:table-count="0" meta:image-count="0" meta:object-count="0" meta:page-count="1" meta:paragraph-count="14" meta:word-count="303" meta:character-count="1728" meta:non-whitespace-character-count="1429"/>
  </office:meta>
</office:document-meta>
</file>